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Purdue Fort Wayne (7-6)</text:p>
          </table:table-cell>
          <table:table-cell office:value-type="string">
            <text:p>23</text:p>
          </table:table-cell>
          <table:table-cell office:value-type="string">
            <text:p>31</text:p>
          </table:table-cell>
          <table:table-cell office:value-type="string">
            <text:p>22</text:p>
          </table:table-cell>
          <table:table-cell office:value-type="string">
            <text:p>2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Towson (12-0)</text:p>
          </table:table-cell>
          <table:table-cell office:value-type="string">
            <text:p>25</text:p>
          </table:table-cell>
          <table:table-cell office:value-type="string">
            <text:p>29</text:p>
          </table:table-cell>
          <table:table-cell office:value-type="string">
            <text:p>25</text:p>
          </table:table-cell>
          <table:table-cell office:value-type="string">
            <text:p>2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32</text:p>
          </table:table-cell>
          <table:table-cell office:value-type="string">
            <text:p>.18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8</text:p>
          </table:table-cell>
          <table:table-cell office:value-type="string">
            <text:p>62</text:p>
          </table:table-cell>
          <table:table-cell office:value-type="string">
            <text:p>.19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36</text:p>
          </table:table-cell>
          <table:table-cell office:value-type="string">
            <text:p>.222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28</text:p>
          </table:table-cell>
          <table:table-cell office:value-type="string">
            <text:p>.179</text:p>
          </table:table-cell>
        </table:table-row>
        <table:table-row>
          <table:table-cell office:value-type="string">
            <text:p>Towson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37</text:p>
          </table:table-cell>
          <table:table-cell office:value-type="string">
            <text:p>.18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9</text:p>
          </table:table-cell>
          <table:table-cell office:value-type="string">
            <text:p>58</text:p>
          </table:table-cell>
          <table:table-cell office:value-type="string">
            <text:p>.19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35</text:p>
          </table:table-cell>
          <table:table-cell office:value-type="string">
            <text:p>.286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13</text:p>
          </table:table-cell>
          <table:table-cell office:value-type="string">
            <text:p>41</text:p>
          </table:table-cell>
          <table:table-cell office:value-type="string">
            <text:p>.049</text:p>
          </table:table-cell>
        </table:table-row>
      </table:table>
      <table:table table:name="Sheet 2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111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2</text:p>
          </table:table-cell>
          <table:table-cell office:value-type="string">
            <text:p>.36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34</text:p>
          </table:table-cell>
          <table:table-cell office:value-type="string">
            <text:p>.08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24</text:p>
          </table:table-cell>
          <table:table-cell office:value-type="string">
            <text:p>.33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7</text:p>
          </table:table-cell>
          <table:table-cell office:value-type="string">
            <text:p>46</text:p>
          </table:table-cell>
          <table:table-cell office:value-type="string">
            <text:p>.15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5</text:p>
          </table:table-cell>
          <table:table-cell office:value-type="string">
            <text:p>24</text:p>
          </table:table-cell>
          <table:table-cell office:value-type="string">
            <text:p>158</text:p>
          </table:table-cell>
          <table:table-cell office:value-type="string">
            <text:p>.196</text:p>
          </table:table-cell>
          <table:table-cell office:value-type="string">
            <text:p>52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61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67.0</text:p>
          </table:table-cell>
        </table:table-row>
      </table:table>
      <table:table table:name="Sheet 3">
        <table:table-row>
          <table:table-cell office:value-type="string">
            <text:p>Towson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Julymar Otero 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32</text:p>
          </table:table-cell>
          <table:table-cell office:value-type="string">
            <text:p>.28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mryn Alle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Jocelyn Kuilan </text:p>
          </table:table-cell>
          <table:table-cell office:value-type="string">
            <text:p>4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42</text:p>
          </table:table-cell>
          <table:table-cell office:value-type="string">
            <text:p>.47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9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Anna Holehous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-1.000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Silvia Grassini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.21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Olivia Finckel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.16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rrisa Wonders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Carola Biver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>33</text:p>
          </table:table-cell>
          <table:table-cell office:value-type="string">
            <text:p>-.09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Annie Ertz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Olamide Sonuga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-.07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Peyton Moyles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25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5</text:p>
          </table:table-cell>
          <table:table-cell office:value-type="string">
            <text:p>35</text:p>
          </table:table-cell>
          <table:table-cell office:value-type="string">
            <text:p>171</text:p>
          </table:table-cell>
          <table:table-cell office:value-type="string">
            <text:p>.175</text:p>
          </table:table-cell>
          <table:table-cell office:value-type="string">
            <text:p>61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69</text:p>
          </table:table-cell>
          <table:table-cell office:value-type="string">
            <text:p>3</text:p>
          </table:table-cell>
          <table:table-cell office:value-type="string">
            <text:p>2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85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